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roperty.setRunningVersion( boolean run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roperty.recoverRunningVersionOfSubElements( TestElement ow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roperty.Multi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y.Multi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y.mergeIn( JMeterProperty pro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